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3.25cm" fo:min-width="3.9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458cm" fo:min-width="2.612cm"/>
    </style:style>
    <style:style style:name="gr3" style:family="graphic" style:parent-style-name="standard">
      <style:graphic-properties draw:fill-color="#b2b2b2" draw:textarea-horizontal-align="justify" draw:textarea-vertical-align="middle" draw:auto-grow-height="false" fo:min-height="0.45cm" fo:min-width="2.099cm"/>
    </style:style>
    <style:style style:name="gr4" style:family="graphic" style:parent-style-name="standard">
      <style:graphic-properties draw:fill-color="#b2b2b2" draw:textarea-horizontal-align="justify" draw:textarea-vertical-align="middle" draw:auto-grow-height="false" fo:min-height="0.178cm" fo:min-width="1.339cm"/>
    </style:style>
    <style:style style:name="gr5" style:family="graphic" style:parent-style-name="standard">
      <style:graphic-properties draw:fill-color="#b2b2b2" draw:textarea-horizontal-align="justify" draw:textarea-vertical-align="middle" draw:auto-grow-height="false" fo:min-height="1.95cm" fo:min-width="0.3cm"/>
    </style:style>
    <style:style style:name="gr6" style:family="graphic" style:parent-style-name="standard">
      <style:graphic-properties draw:fill-color="#b2b2b2" draw:textarea-horizontal-align="justify" draw:textarea-vertical-align="middle" draw:auto-grow-height="false" fo:min-height="0cm" fo:min-width="0.066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4cm" svg:height="3.5cm" svg:x="3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4cm" svg:height="1cm" svg:x="3.4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4.4cm" svg:height="1cm" svg:x="3.401cm" svg:y="11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2" draw:layer="layout" svg:width="2.599cm" svg:height="0.7cm" svg:x="4.4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599cm" svg:height="0.604cm" svg:x="4.4cm" svg:y="9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2.599cm" svg:height="0.604cm" svg:x="4.401cm" svg:y="10.3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custom-shape draw:style-name="gr1" draw:text-style-name="P1" draw:layer="layout" svg:width="4.4cm" svg:height="3.5cm" svg:x="11.6cm" svg:y="8.40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4cm" svg:height="1cm" svg:x="11.6cm" svg:y="8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4.4cm" svg:height="1cm" svg:x="11.601cm" svg:y="11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2" draw:layer="layout" svg:width="0.8cm" svg:height="2.2cm" svg:x="13.5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0.8cm" svg:height="0.299cm" svg:x="13.5cm" svg:y="9.0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" draw:layer="layout" svg:width="0.8cm" svg:height="0.201cm" svg:x="13.5cm" svg:y="11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8T17:17:44.978801588</meta:creation-date>
    <dc:date>2015-05-28T17:26:10.744829685</dc:date>
    <meta:editing-duration>PT8M26S</meta:editing-duration>
    <meta:editing-cycles>1</meta:editing-cycles>
    <meta:document-statistic meta:object-count="14"/>
    <meta:generator>LibreOffice/4.4.2.2$Linux_X86_64 LibreOffice_project/40m0$Build-2</meta:generator>
  </office:meta>
</office:document-meta>
</file>